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ohit Devanagari1" svg:font-family="'Lohit Devanagari'"/>
    <style:font-face style:name="Menlo" svg:font-family="Menlo"/>
    <style:font-face style:name="Liberation Mono" svg:font-family="'Liberation Mono'" style:font-family-generic="modern" style:font-pitch="fixed"/>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371d40" officeooo:paragraph-rsid="00371d40"/>
    </style:style>
    <style:style style:name="P2" style:family="paragraph" style:parent-style-name="Text_20_body">
      <style:text-properties officeooo:rsid="0038f636" officeooo:paragraph-rsid="0038f636"/>
    </style:style>
    <style:style style:name="P3" style:family="paragraph" style:parent-style-name="Text_20_body">
      <style:text-properties officeooo:rsid="0039acf1" officeooo:paragraph-rsid="0039acf1"/>
    </style:style>
    <style:style style:name="P4" style:family="paragraph" style:parent-style-name="Text_20_body">
      <style:text-properties officeooo:rsid="003a042f" officeooo:paragraph-rsid="003a042f"/>
    </style:style>
    <style:style style:name="P5" style:family="paragraph" style:parent-style-name="Text_20_body">
      <style:text-properties officeooo:rsid="003bbe6c" officeooo:paragraph-rsid="003bbe6c"/>
    </style:style>
    <style:style style:name="P6" style:family="paragraph" style:parent-style-name="Text_20_body">
      <style:text-properties officeooo:rsid="003c98b4" officeooo:paragraph-rsid="003c98b4"/>
    </style:style>
    <style:style style:name="P7" style:family="paragraph" style:parent-style-name="Text_20_body">
      <style:text-properties officeooo:rsid="00442266" officeooo:paragraph-rsid="00442266"/>
    </style:style>
    <style:style style:name="P8" style:family="paragraph" style:parent-style-name="Text_20_body">
      <style:text-properties style:text-underline-style="solid" style:text-underline-width="auto" style:text-underline-color="font-color" officeooo:rsid="0045769c" officeooo:paragraph-rsid="0045769c"/>
    </style:style>
    <style:style style:name="P9" style:family="paragraph" style:parent-style-name="Text_20_body">
      <style:text-properties officeooo:rsid="00467e10" officeooo:paragraph-rsid="00467e10"/>
    </style:style>
    <style:style style:name="P10" style:family="paragraph" style:parent-style-name="Text_20_body">
      <style:text-properties officeooo:rsid="0047d8d7" officeooo:paragraph-rsid="0047d8d7"/>
    </style:style>
    <style:style style:name="P11" style:family="paragraph" style:parent-style-name="Text_20_body">
      <style:text-properties officeooo:rsid="00482c4e" officeooo:paragraph-rsid="00482c4e"/>
    </style:style>
    <style:style style:name="P12" style:family="paragraph" style:parent-style-name="Text_20_body">
      <style:text-properties officeooo:rsid="004badc4" officeooo:paragraph-rsid="004badc4"/>
    </style:style>
    <style:style style:name="P13" style:family="paragraph" style:parent-style-name="Text_20_body">
      <style:text-properties officeooo:rsid="004d9364" officeooo:paragraph-rsid="004d9364"/>
    </style:style>
    <style:style style:name="P14" style:family="paragraph" style:parent-style-name="Text_20_body">
      <style:text-properties officeooo:rsid="004f5e11" officeooo:paragraph-rsid="004f5e11"/>
    </style:style>
    <style:style style:name="P15" style:family="paragraph" style:parent-style-name="Text_20_body">
      <style:text-properties officeooo:rsid="004fdf64" officeooo:paragraph-rsid="004fdf64"/>
    </style:style>
    <style:style style:name="P16" style:family="paragraph" style:parent-style-name="Text_20_body">
      <style:text-properties officeooo:rsid="00501690" officeooo:paragraph-rsid="00501690"/>
    </style:style>
    <style:style style:name="P17" style:family="paragraph" style:parent-style-name="Text_20_body">
      <style:text-properties officeooo:rsid="00523d68" officeooo:paragraph-rsid="00523d68"/>
    </style:style>
    <style:style style:name="P18" style:family="paragraph" style:parent-style-name="Text_20_body">
      <style:text-properties officeooo:rsid="0053b396" officeooo:paragraph-rsid="0053b396"/>
    </style:style>
    <style:style style:name="P19" style:family="paragraph" style:parent-style-name="Text_20_body">
      <style:text-properties officeooo:rsid="0053fbd8" officeooo:paragraph-rsid="0053fbd8"/>
    </style:style>
    <style:style style:name="P20" style:family="paragraph" style:parent-style-name="Text_20_body">
      <style:text-properties officeooo:rsid="0055b1be" officeooo:paragraph-rsid="0055b1be"/>
    </style:style>
    <style:style style:name="P21" style:family="paragraph" style:parent-style-name="Text_20_body">
      <style:text-properties officeooo:rsid="005632f5" officeooo:paragraph-rsid="005632f5"/>
    </style:style>
    <style:style style:name="P22" style:family="paragraph" style:parent-style-name="Text_20_body">
      <style:text-properties officeooo:paragraph-rsid="0013fd12"/>
    </style:style>
    <style:style style:name="P23" style:family="paragraph" style:parent-style-name="Preformatted_20_Text">
      <loext:graphic-properties draw:fill="solid" draw:fill-color="#ffffff" draw:opacity="100%"/>
      <style:paragraph-properties fo:background-color="#ffffff"/>
      <style:text-properties fo:color="#000000" style:font-name="Menlo" fo:font-size="9pt"/>
    </style:style>
    <style:style style:name="P24" style:family="paragraph" style:parent-style-name="Preformatted_20_Text">
      <style:text-properties fo:color="#000000" style:font-name="Menlo" fo:font-size="9pt" officeooo:rsid="0045769c" officeooo:paragraph-rsid="0045769c"/>
    </style:style>
    <style:style style:name="P25" style:family="paragraph" style:parent-style-name="Preformatted_20_Text">
      <loext:graphic-properties draw:fill="solid" draw:fill-color="#ffffff" draw:opacity="100%"/>
      <style:paragraph-properties fo:background-color="#ffffff"/>
      <style:text-properties fo:color="#808080" style:font-name="Menlo" fo:font-size="9pt" fo:font-style="italic"/>
    </style:style>
    <style:style style:name="P26" style:family="paragraph" style:parent-style-name="Preformatted_20_Text">
      <style:text-properties fo:color="#808080" style:font-name="Menlo" fo:font-size="9pt" fo:font-style="italic" officeooo:rsid="0045769c" officeooo:paragraph-rsid="0045769c"/>
    </style:style>
    <style:style style:name="P27" style:family="paragraph" style:parent-style-name="Preformatted_20_Text">
      <loext:graphic-properties draw:fill="solid" draw:fill-color="#ffffff" draw:opacity="100%"/>
      <style:paragraph-properties fo:background-color="#ffffff"/>
      <style:text-properties fo:color="#808080" style:font-name="Menlo" fo:font-size="9pt" fo:font-style="italic" officeooo:paragraph-rsid="0045769c"/>
    </style:style>
    <style:style style:name="P28" style:family="paragraph" style:parent-style-name="Preformatted_20_Text">
      <loext:graphic-properties draw:fill="solid" draw:fill-color="#ffffff" draw:opacity="100%"/>
      <style:paragraph-properties fo:background-color="#ffffff"/>
      <style:text-properties fo:color="#008000" style:font-name="Menlo" fo:font-size="9pt" fo:font-weight="bold"/>
    </style:style>
    <style:style style:name="P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Menlo" fo:font-size="9pt"/>
    </style:style>
    <style:style style:name="P30" style:family="paragraph" style:parent-style-name="Standard">
      <style:text-properties fo:color="#000000" style:font-name="Menlo-Regular" fo:font-size="11pt" officeooo:rsid="00442266" officeooo:paragraph-rsid="00442266" style:font-size-asian="11pt"/>
    </style:style>
    <style:style style:name="P31" style:family="paragraph" style:parent-style-name="Standard">
      <style:text-properties fo:color="#000000" style:font-name="Menlo-Regular" fo:font-size="11pt" officeooo:rsid="00467e10" officeooo:paragraph-rsid="00467e10" style:font-size-asian="11pt"/>
    </style:style>
    <style:style style:name="P32" style:family="paragraph" style:parent-style-name="Standard">
      <style:text-properties fo:color="#000000" style:font-name="Menlo-Regular" fo:font-size="11pt" officeooo:rsid="00482c4e" officeooo:paragraph-rsid="00482c4e" style:font-size-asian="11pt"/>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itle">
      <style:text-properties style:font-name="Liberation Sans" fo:font-size="28pt" fo:font-weight="bold" officeooo:rsid="002b448a" officeooo:paragraph-rsid="005dc9d2" style:font-name-asian="Noto Sans CJK SC" style:font-size-asian="28pt" style:font-weight-asian="bold" style:font-name-complex="Lohit Devanagari" style:font-size-complex="28pt" style:font-weight-complex="bold"/>
    </style:style>
    <style:style style:name="P35" style:family="paragraph" style:parent-style-name="Heading_20_1" style:list-style-name=""/>
    <style:style style:name="P36" style:family="paragraph" style:parent-style-name="Heading_20_1">
      <style:text-properties officeooo:rsid="002eaf83"/>
    </style:style>
    <style:style style:name="P37" style:family="paragraph" style:parent-style-name="Heading_20_1">
      <style:text-properties officeooo:rsid="00371d40" officeooo:paragraph-rsid="00371d40"/>
    </style:style>
    <style:style style:name="P38" style:family="paragraph" style:parent-style-name="Heading_20_1">
      <style:text-properties officeooo:rsid="003a042f" officeooo:paragraph-rsid="003a042f"/>
    </style:style>
    <style:style style:name="P39" style:family="paragraph" style:parent-style-name="Heading_20_1">
      <style:text-properties officeooo:rsid="00442266" officeooo:paragraph-rsid="00442266"/>
    </style:style>
    <style:style style:name="P40" style:family="paragraph" style:parent-style-name="Heading_20_1">
      <style:text-properties officeooo:rsid="004badc4" officeooo:paragraph-rsid="004badc4"/>
    </style:style>
    <style:style style:name="P41" style:family="paragraph" style:parent-style-name="Heading_20_1">
      <style:text-properties officeooo:rsid="004f5e11" officeooo:paragraph-rsid="004f5e11"/>
    </style:style>
    <style:style style:name="P42" style:family="paragraph" style:parent-style-name="Heading_20_1">
      <style:text-properties officeooo:rsid="0053b396" officeooo:paragraph-rsid="0053b396"/>
    </style:style>
    <style:style style:name="P43" style:family="paragraph" style:parent-style-name="Heading_20_1">
      <style:text-properties officeooo:rsid="0055b1be" officeooo:paragraph-rsid="0055b1be"/>
    </style:style>
    <style:style style:name="P44" style:family="paragraph" style:parent-style-name="Heading_20_1">
      <style:text-properties officeooo:paragraph-rsid="0031114a"/>
    </style:style>
    <style:style style:name="P45" style:family="paragraph" style:parent-style-name="Heading_20_1">
      <style:paragraph-properties fo:break-before="page"/>
    </style:style>
    <style:style style:name="P46" style:family="paragraph" style:parent-style-name="Text_20_body">
      <style:text-properties officeooo:rsid="005f2ce3" officeooo:paragraph-rsid="005f2ce3"/>
    </style:style>
    <style:style style:name="P47" style:family="paragraph" style:parent-style-name="Text_20_body">
      <style:text-properties officeooo:rsid="002eaf83" officeooo:paragraph-rsid="005f2ce3"/>
    </style:style>
    <style:style style:name="P48" style:family="paragraph" style:parent-style-name="Text_20_body">
      <style:text-properties officeooo:rsid="006089d4" officeooo:paragraph-rsid="006089d4"/>
    </style:style>
    <style:style style:name="P49" style:family="paragraph" style:parent-style-name="Text_20_body">
      <style:text-properties officeooo:rsid="00612925" officeooo:paragraph-rsid="00612925"/>
    </style:style>
    <style:style style:name="T1" style:family="text">
      <style:text-properties style:text-position="super 58%"/>
    </style:style>
    <style:style style:name="T2" style:family="text">
      <style:text-properties style:text-position="super 58%" officeooo:rsid="005f2ce3"/>
    </style:style>
    <style:style style:name="T3" style:family="text">
      <style:text-properties officeooo:rsid="0038f636"/>
    </style:style>
    <style:style style:name="T4" style:family="text">
      <style:text-properties officeooo:rsid="0039acf1"/>
    </style:style>
    <style:style style:name="T5" style:family="text">
      <style:text-properties officeooo:rsid="003a042f"/>
    </style:style>
    <style:style style:name="T6" style:family="text">
      <style:text-properties officeooo:rsid="003bbe6c"/>
    </style:style>
    <style:style style:name="T7" style:family="text">
      <style:text-properties officeooo:rsid="003c98b4"/>
    </style:style>
    <style:style style:name="T8" style:family="text">
      <style:text-properties officeooo:rsid="003fd711"/>
    </style:style>
    <style:style style:name="T9" style:family="text">
      <style:text-properties officeooo:rsid="0045769c"/>
    </style:style>
    <style:style style:name="T10" style:family="text">
      <style:text-properties fo:color="#000080" fo:font-weight="bold"/>
    </style:style>
    <style:style style:name="T11" style:family="text">
      <style:text-properties fo:color="#008000" fo:font-weight="bold"/>
    </style:style>
    <style:style style:name="T12" style:family="text">
      <style:text-properties fo:color="#008000" fo:font-weight="bold" officeooo:rsid="0045769c"/>
    </style:style>
    <style:style style:name="T13" style:family="text">
      <style:text-properties officeooo:rsid="004a2145"/>
    </style:style>
    <style:style style:name="T14" style:family="text">
      <style:text-properties officeooo:rsid="004badc4"/>
    </style:style>
    <style:style style:name="T15" style:family="text">
      <style:text-properties officeooo:rsid="004d9364"/>
    </style:style>
    <style:style style:name="T16" style:family="text">
      <style:text-properties officeooo:rsid="004d9a0b"/>
    </style:style>
    <style:style style:name="T17" style:family="text">
      <style:text-properties officeooo:rsid="00501690"/>
    </style:style>
    <style:style style:name="T18" style:family="text">
      <style:text-properties officeooo:rsid="00523d68"/>
    </style:style>
    <style:style style:name="T19" style:family="text">
      <style:text-properties officeooo:rsid="0053b396"/>
    </style:style>
    <style:style style:name="T20" style:family="text">
      <style:text-properties officeooo:rsid="0053fbd8"/>
    </style:style>
    <style:style style:name="T21" style:family="text">
      <style:text-properties officeooo:rsid="0055b1be"/>
    </style:style>
    <style:style style:name="T22" style:family="text">
      <style:text-properties officeooo:rsid="005632f5"/>
    </style:style>
    <style:style style:name="T23" style:family="text">
      <style:text-properties officeooo:rsid="0058acdc"/>
    </style:style>
    <style:style style:name="T24" style:family="text">
      <style:text-properties officeooo:rsid="005a5614"/>
    </style:style>
    <style:style style:name="T25" style:family="text">
      <style:text-properties officeooo:rsid="005dc9d2"/>
    </style:style>
    <style:style style:name="T26" style:family="text">
      <style:text-properties officeooo:rsid="0013fd12"/>
    </style:style>
    <style:style style:name="T27" style:family="text">
      <style:text-properties officeooo:rsid="005f2ce3"/>
    </style:style>
    <style:style style:name="T28" style:family="text">
      <style:text-properties officeooo:rsid="006089d4"/>
    </style:style>
    <style:style style:name="T29" style:family="text">
      <style:text-properties style:font-name="Liberation Sans" fo:font-size="18.2000007629395pt" fo:font-weight="bold" officeooo:rsid="0031114a" style:font-name-asian="Noto Sans CJK SC" style:font-size-asian="18.2000007629395pt" style:font-weight-asian="bold" style:font-name-complex="Lohit Devanagari" style:font-size-complex="18.2000007629395pt" style:font-weight-complex="bold"/>
    </style:style>
    <style:style style:name="T30" style:family="text">
      <style:text-properties style:font-name="Liberation Sans" fo:font-size="18.2000007629395pt" fo:font-weight="bold" officeooo:rsid="006089d4" style:font-name-asian="Noto Sans CJK SC" style:font-size-asian="18.2000007629395pt" style:font-weight-asian="bold" style:font-name-complex="Lohit Devanagari" style:font-size-complex="18.2000007629395pt"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P<text:span text:style-name="T25">laying with (Android) Geofences</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394_1788343625" text:style-name="Index_20_Link" text:visited-style-name="Index_20_Link">Summary<text:tab/>2</text:a></text:p>
          <text:p text:style-name="P33"><text:a xlink:type="simple" xlink:href="#__RefHeading___Toc396_1788343625" text:style-name="Index_20_Link" text:visited-style-name="Index_20_Link">The Starting Point<text:tab/>2</text:a></text:p>
          <text:p text:style-name="P33"><text:a xlink:type="simple" xlink:href="#__RefHeading___Toc398_1788343625" text:style-name="Index_20_Link" text:visited-style-name="Index_20_Link">Picking Some Tools<text:tab/>2</text:a></text:p>
          <text:p text:style-name="P33"><text:a xlink:type="simple" xlink:href="#__RefHeading___Toc400_1788343625" text:style-name="Index_20_Link" text:visited-style-name="Index_20_Link">Structuring the Code<text:tab/>3</text:a></text:p>
          <text:p text:style-name="P33"><text:a xlink:type="simple" xlink:href="#__RefHeading___Toc402_1788343625" text:style-name="Index_20_Link" text:visited-style-name="Index_20_Link">Managing State<text:tab/>4</text:a></text:p>
          <text:p text:style-name="P33"><text:a xlink:type="simple" xlink:href="#__RefHeading___Toc404_1788343625" text:style-name="Index_20_Link" text:visited-style-name="Index_20_Link">Using the System<text:tab/>5</text:a></text:p>
          <text:p text:style-name="P33"><text:a xlink:type="simple" xlink:href="#__RefHeading___Toc406_1788343625" text:style-name="Index_20_Link" text:visited-style-name="Index_20_Link">Testing, Testing &amp; Testing<text:tab/>6</text:a></text:p>
          <text:p text:style-name="P33"><text:a xlink:type="simple" xlink:href="#__RefHeading___Toc408_1788343625" text:style-name="Index_20_Link" text:visited-style-name="Index_20_Link">Consistency Checking and Error Reporting<text:tab/>6</text:a></text:p>
          <text:p text:style-name="P33"><text:a xlink:type="simple" xlink:href="#__RefHeading___Toc410_1788343625" text:style-name="Index_20_Link" text:visited-style-name="Index_20_Link">Putting It All Together<text:tab/>8</text:a></text:p>
          <text:p text:style-name="P33"><text:a xlink:type="simple" xlink:href="#__RefHeading___Toc366_51228811" text:style-name="Index_20_Link" text:visited-style-name="Index_20_Link">The Joys of Cloud Automation<text:tab/>8</text:a></text:p>
        </text:index-body>
      </text:table-of-content>
      <text:h text:style-name="P35" text:outline-level="1"/>
      <text:h text:style-name="P45" text:outline-level="1"><text:bookmark-start text:name="__RefHeading___Toc394_1788343625"/>Summary<text:bookmark-end text:name="__RefHeading___Toc394_1788343625"/></text:h>
      <text:p text:style-name="P22"><text:span text:style-name="T26">This article describes my experiences in experimenting with Geofences on Android devices. The source code is available on GitHub at </text:span><text:a xlink:type="simple" xlink:href="https://github.com/SteveHigham/AndroidGeofences" text:style-name="Internet_20_link" text:visited-style-name="Visited_20_Internet_20_Link"><text:span text:style-name="T26">https://github.com/SteveHigham/AndroidGeofences</text:span></text:a><text:span text:style-name="T26">. Please note that this is not a completed application although it will build and run. It is a tool to help developers play with the Android capabilities to capture location information and geofence crossing events. To run this application you will need Android Studio and some Java experience. To enable the “display location” functionality you will also need a Google API key as explained in the README.</text:span></text:p>
      <text:h text:style-name="P36" text:outline-level="1"><text:bookmark-start text:name="__RefHeading___Toc396_1788343625"/>The Starting Point<text:bookmark-end text:name="__RefHeading___Toc396_1788343625"/></text:h>
      <text:p text:style-name="P47">S<text:span text:style-name="T27">everal years ago I bought the book Android In Action (3</text:span><text:span text:style-name="T2">rd</text:span><text:span text:style-name="T27"> edition, published 2012) by W. Frank Ableson, Robi Sen, Chris King and C. Enrique Ortiz and published by Manning. I was full of good intentions to learn Android and write some great applications. I went through the book, got the demos working (more or less) and got stuck. Where were the great applications I wanted to write? – I just couldn’t think of any which would offer some sort of reward for the effort required.</text:span></text:p>
      <text:p text:style-name="P46">Fast forward several years and I met Paulo. <text:span text:style-name="T28">Paulo had started work on an idea for a Geofencing mobile project but the work had stagnated. Paulo had worked on the front end but friends and colleagues working on the back end had drifted away. I cautiously agreed that I could do some work on this project to help out.</text:span></text:p>
      <text:p text:style-name="P48">Returning to my book for a refresh I discovered that much had changed and no new edition had appeared. In particular services now required authentication and access control. This “application” was created as an experiment to play with location and geofencing API’s. It is functional and can be built and run. However it is not a complete application ready for distribution. It asks the user to “Request permissions” without explaining what permissions are required and why they are needed. The UI is basic in the extreme. Icons etc are simple defaults / whatever came to hand and the one geofence is hardcoded to my house – you can change this to whatever location(s) you like but it is a code change. I think the long term solution is some sort of fence subscription mechanism but this is way out of scope for this application.</text:p>
      <text:p text:style-name="P48">The application code is hosted on GitHub at <text:a xlink:type="simple" xlink:href="https://github.com/SteveHigham/AndroidGeofences" text:style-name="Internet_20_link" text:visited-style-name="Visited_20_Internet_20_Link">https://github.com/SteveHigham/AndroidGeofences</text:a>. Please read the README to build and run it.</text:p>
      <text:h text:style-name="P44" text:outline-level="1"><text:bookmark-start text:name="__RefHeading___Toc398_1788343625"/><text:span text:style-name="T29">B</text:span><text:span text:style-name="T30">uild and Development</text:span><text:span text:style-name="T28"> Tools</text:span><text:bookmark-end text:name="__RefHeading___Toc398_1788343625"/></text:h>
      <text:p text:style-name="P49">The application is developed in Java using Android Studio which itself delegates the build to Gradle. The dependencies include lombok, various android / androidx libraries, Google Play Services and other default libraries included by Android Studio. The only tricky part of getting the application to run is to set up your own Google API key</text:p>
      <text:h text:style-name="P37" text:outline-level="1"><text:bookmark-start text:name="__RefHeading___Toc400_1788343625"/>Structuring the Code<text:bookmark-end text:name="__RefHeading___Toc400_1788343625"/></text:h>
      <text:p text:style-name="P1">My code is now structured into two parts. I have forked the original open source AWS Gradle plugin onto my local machine. This is hosted in Git and is built using Gradle. The build includes <text:soft-page-break/>publishing options. Therefore I publish it to my local Maven repository (~/.m2). From there it can easily be picked up by my core Gradle project.</text:p>
      <text:p text:style-name="P1">The main project is a Gradle build. This is now split into 6 subprojects as follows</text:p>
      <text:p text:style-name="P1">buildSrc – This is the ubiquitous Gradle subproject for holding “build code”. In this case it holds most of the application in POGO (plain old groovy object) classes and associated unit tests.</text:p>
      <text:p text:style-name="P1">EnvInitData - This holds <text:span text:style-name="T3">G</text:span>radle tasks to effectively bootstrap the system. <text:span text:style-name="T3">It holds tasks to create and delete some AWS roles and S3 buckets which are used in the provisioning and de-provisioning process.</text:span></text:p>
      <text:p text:style-name="P2">EnvStack – This has just been added and allows me to create new VPC’s and abstract the VPC details into separate “environment state files”. This simplifies building complex environments with combinations of public and private subnets. This is very much work in progress.</text:p>
      <text:p text:style-name="P2">OpsWorks – This provides tasks to provision and de-provision OpsWorks Chef servers. Individual <text:span text:style-name="T23">virtual servers</text:span> can then be auto registered to Chef servers. This simplifies development of complex application deployments using Chef.</text:p>
      <text:p text:style-name="P2">Profiles – This provides tasks to manage state. This includes selecting default profiles and listing available profiles.</text:p>
      <text:p text:style-name="P2">ServerStack – This provides tasks to provision and de-provision servers as well as querying status and performing post provisioning activities such as provisioning and running additional applications.</text:p>
      <text:p text:style-name="P2">One of my biggest challenges has been the importance of writing clean, well structured code including automated tests. Cloud automation code needs to be flexible, generally idempotent and it needs good error reporting for when things go wrong. Flexibility is important as the requirements tend to evolve as you progress <text:span text:style-name="T4">and the concept of the “next important thing” is always changing.</text:span></text:p>
      <text:p text:style-name="P3">On top of this there is a huge difference in the task of writing and executing automated tests for Groovy P<text:span text:style-name="T5">OGO</text:span>’s in the buildSrc project against the tasks in the other projects. Gradle tasks are complex beasts which form part of the framework. To test them I use the GradleRunner class which effectively executes a Gradle task within the scope of a Gradle build. This “Gradle within Gradle” approach is more complex to write and much slower. I can execute 272 unit <text:span text:style-name="T5">(POGO) </text:span>tests in just over 5 seconds as part of my Gradle execution. Running my <text:span text:style-name="T8">41</text:span> integration <text:span text:style-name="T5">(task) </text:span>tests takes <text:span text:style-name="T8">about 7</text:span> minutes as JVM’s are being created and destroyed on a per test basis. It’s worth noting that all my integration tests stub out the calls to AWS so there is no delay waiting for an AWS response <text:span text:style-name="T5">and the test suites also run in parallel. These factors drive good behaviour in driving as much of the code as possible into the POGO’s leaving the Gradle tasks as simple as possible.</text:span></text:p>
      <text:h text:style-name="P38" text:outline-level="1"><text:bookmark-start text:name="__RefHeading___Toc402_1788343625"/>Managing State<text:bookmark-end text:name="__RefHeading___Toc402_1788343625"/></text:h>
      <text:p text:style-name="P4">To use an automated provisioning system you need to manage a fair amount of structured state data. The specification of a single server requires many properties. An error in any one of these can cause a complex process to abort many minutes later or to produce an end result which doesn’t match your requirements. My systems for managing state started off as a single instance.properties file with a couple of methods to manipulate this file. I now have a full “profiles” module for the tasks and a collection of <text:span text:style-name="T6">18 POGO classes dedicated to manipulating profiles and the state they contain.</text:span></text:p>
      <text:p text:style-name="P5"><text:soft-page-break/>The state required to provision an AWS entity is held in one or more property files. These collectively make up a profile. I manage property files using the apache commons configuration 2 library which only modifies individual properties (rather than rewriting the entire file). This means that I can include comments in my properties file which are persistent when the files are updated by the automation. This has proved extremely valuable.</text:p>
      <text:p text:style-name="P5">My profiles are split up into 3 “name spaces” which relate to Servers, OpsWorks Chef Servers and VPC’s (environments). For each name space I maintain a default profile which is used by any task unless it is overwritten by specifying the profile from the task execution statement (required for testing and driving the automation from another automated system such as a CI / CD pipeline). Within these three name spaces there currently sits <text:span text:style-name="T7">8 profile types. These define the entities I can automatically provision. Currently these are as follows:</text:span></text:p>
      <text:p text:style-name="P6">Within the Server name space I can define Instances (simple servers), dataServers (servers with a second data drive and various bits of software installed), Scanners (fully provisioned OpenVAS security scanners – see my other article on LinkedIn) and chefNodes (servers which automatically register with a Chef server). Within the OpsWorks Chef Server name space I can provision Chef servers using AWS OpsWorks Chef as a Service API calls. Within the environment namespace I can <text:s/>define AWS provided default VPC’s, OpsWorks VPC’s using AWS provided CloudFormation scripts and lately Public / Private VPC’s to host Jump Servers and other servers on private subnets. This gives me the basic capability I need to store and manipulate structured state regarding the various AWS entities I wish to manipulate via the automation.</text:p>
      <text:h text:style-name="P39" text:outline-level="1"><text:bookmark-start text:name="__RefHeading___Toc404_1788343625"/>Using the System<text:bookmark-end text:name="__RefHeading___Toc404_1788343625"/></text:h>
      <text:p text:style-name="P7">As mentioned earlier I wanted a system that would be command line driven and easy to integrate into a CI / CD pipeline. This meets a variety of automation use cases and c<text:span text:style-name="T23">ould</text:span> also sit behind a Control Plane style GUI if required.</text:p>
      <text:p text:style-name="P7">The system is driven by Gradle so commands take the form</text:p>
      <text:p text:style-name="P30">./gradlew [option…] [task…]</text:p>
      <text:p text:style-name="P30"/>
      <text:p text:style-name="P7">I use the Gradle Wrapper (gradlew) to ensure the correct version of Gradle is used regardless of which versions have (or have not) been installed on the local machine.</text:p>
      <text:p text:style-name="P7">To provision a simple EC2 server in a public subnet of a default VPC we need to set up two profile (property) files and execute a grade task. The profile files are as follows:</text:p>
      <text:p text:style-name="P8">instance.london.properties</text:p>
      <text:p text:style-name="P26"># Profile name is ‘london’ which is extracted from the filename.</text:p>
      <text:p text:style-name="P25"># This describes the server we wish to provision</text:p>
      <text:p text:style-name="P25"># Optional properties have been left out to keep this simple</text:p>
      <text:p text:style-name="P23"><text:span text:style-name="T10">environment </text:span>= <text:span text:style-name="T11">london-</text:span><text:span text:style-name="T12">default</text:span></text:p>
      <text:p text:style-name="P23"><text:span text:style-name="T10">subnetName <text:s/></text:span>= <text:span text:style-name="T11">public-subnet-</text:span><text:span text:style-name="T12">a</text:span></text:p>
      <text:p text:style-name="P23"><text:span text:style-name="T10">key <text:s text:c="8"/></text:span>= <text:span text:style-name="T11">~/dev/AWS/AWS_Keys/london.pem</text:span></text:p>
      <text:p text:style-name="P28"/>
      <text:p text:style-name="P23"><text:span text:style-name="T10">instanceID <text:s/></text:span>=</text:p>
      <text:p text:style-name="P23"><text:span text:style-name="T10">publicDNS <text:s text:c="2"/></text:span>=</text:p>
      <text:p text:style-name="P29"><text:span text:style-name="T10">publicIP <text:s text:c="3"/></text:span>=</text:p>
      <text:p text:style-name="P8">vpc-default.london-default.properties</text:p>
      <text:p text:style-name="P26"><text:soft-page-break/># Profile name is ‘london-default’ which is extracted from the filename.</text:p>
      <text:p text:style-name="P27"># This describes the <text:span text:style-name="T9">default VPC in my AWS account for London</text:span></text:p>
      <text:p text:style-name="P27"># Optional properties have been left out to keep this simple</text:p>
      <text:p text:style-name="P24"><text:span text:style-name="T10">vpc <text:s text:c="12"/></text:span>= <text:span text:style-name="T11">vpc-0123c29</text:span></text:p>
      <text:p text:style-name="P23"><text:span text:style-name="T10">region <text:s text:c="9"/></text:span>= <text:span text:style-name="T11">eu-west-2</text:span></text:p>
      <text:p text:style-name="P23"><text:span text:style-name="T10">public-subnet-a </text:span>= <text:span text:style-name="T11">subnet-</text:span><text:span text:style-name="T12">0123</text:span><text:span text:style-name="T11">e589</text:span></text:p>
      <text:p text:style-name="P23"><text:span text:style-name="T10">public-subnet-b </text:span>= <text:span text:style-name="T11">subnet-</text:span><text:span text:style-name="T12">0123</text:span><text:span text:style-name="T11">c39c</text:span></text:p>
      <text:p text:style-name="P29"><text:span text:style-name="T10">public-subnet-c </text:span>= <text:span text:style-name="T11">subnet-</text:span><text:span text:style-name="T12">0123</text:span><text:span text:style-name="T11">6dc6</text:span></text:p>
      <text:p text:style-name="P9">I can now provision this server with the command</text:p>
      <text:p text:style-name="P31">./gradlew createServerStack -PserverProfile=london</text:p>
      <text:p text:style-name="P31"/>
      <text:p text:style-name="P10">Assuming nothing goes wrong the command will succeed and the server profile file will be updated with the AWS instance ID, public DNS entry and the public IP address. Furthermore an initialisation script will be generated, copied to an S3 bucket and then picked up and run by the server as root. This will <text:span text:style-name="T14">apply</text:span> all the latest OS security updates. The default OS is Amazon Linux. A shell script will also be generated called ssh.london which will allow a user to initiate an SSH connection to the server.</text:p>
      <text:p text:style-name="P11">If I want to perform multiple operations on one server then I can set the default server profile to london to avoid having to retype the server profile name every time. This is done with</text:p>
      <text:p text:style-name="P32">./gradlew setDefaultProfile -PserverProfile=london</text:p>
      <text:p text:style-name="P32"/>
      <text:p text:style-name="P11">I can now delete the server (cleaning up all generated files etc) with</text:p>
      <text:p text:style-name="P32">./gradlew deleteServerStack</text:p>
      <text:p text:style-name="P11">Gradle supports abbreviating camel case task names as a standard feature so this can be further condensed to</text:p>
      <text:p text:style-name="P32">./gradlew dSS</text:p>
      <text:p text:style-name="P32"/>
      <text:p text:style-name="P11">This provides a command line interface which is easy to use but can be extensively parameterised when required.</text:p>
      <text:p text:style-name="P11">This is also very flexible as Gradle supports the concept of a task dependency tree. One of my profile types is for an OpenVAS <text:span text:style-name="T13">security </text:span>scanner. This has a task doScan which performs a security scan of a particular target taking the details from the profile file. If the scanner server doesn’t exist then a chain of dependant tasks will be executed. The result of this will be to provision a new Ubuntu server, apply security patches, install and configure the OpenVAS software, reboot the server and then run the requested scan. <text:span text:style-name="T13">This allows me to add a degree of idempotency into the solution as the system will try to do “whatever is necessary” to achieve the requested task result.</text:span> </text:p>
      <text:h text:style-name="P40" text:outline-level="1"><text:bookmark-start text:name="__RefHeading___Toc406_1788343625"/>Testing, Testing &amp; Testing<text:bookmark-end text:name="__RefHeading___Toc406_1788343625"/></text:h>
      <text:p text:style-name="P12">It is difficult to overemphasize the importance of well organised, structured, automated tests in the development of any non-trivial cloud automation system!</text:p>
      <text:p text:style-name="P12">This is perhaps one of the most useful lessons I have learnt in my cloud development experience. I have seen teams attempt to produce complex cloud automation systems based on manual testing by separate QA teams. This did not go well. <text:span text:style-name="T15">When testing cloud systems we need think carefully about a well balanced test pyramid with large number of unit tests at the bottom, fewer integration tests in the middle and fewer still full end-to-end functional tests at the top of the pyramid.</text:span></text:p>
      <text:p text:style-name="P13"><text:soft-page-break/>This becomes abundantly clear when we start to consider the timescales involved in running these tests. <text:span text:style-name="T16">My createServerStack takes over 2 minutes to provision a simple AmazonLinux 2 server (this does include applying security updates). A Chef server can take over 20 minutes to be fully provisioned and ready for use. A complex environment could take hours. If all tests depend on running long complex test cases which run for many minutes / hours and touch many components then testing becomes a laborious and time consuming business. Furthermore root cause analysis becomes extremely difficult and requires many SME’s with different skill sets. This tends to spiral out of control as the testing cycles become increasingly disparate to the development cycles. This dramatically decreases productivity and increases timescales.</text:span></text:p>
      <text:p text:style-name="P14">A well structures test pyramid addresses these problems by capturing most defects at the unit test level where tests are run frequently and large test suites can run in a few seconds. A much smaller percentage of defects make it to integration or functional test cases. This allows it to efficiently deploy SME resources to best effect and keep the test cycles synchronised with development cycles for fast feedback loops. This further increases the efficiency of the development and test process.</text:p>
      <text:h text:style-name="P41" text:outline-level="1"><text:bookmark-start text:name="__RefHeading___Toc408_1788343625"/>Consistency Checking and Error Reporting<text:bookmark-end text:name="__RefHeading___Toc408_1788343625"/></text:h>
      <text:p text:style-name="P15">As mentioned previously, running cloud automation commands can be a time consuming business. A single command can easily take minutes or potentially even hours to complete. In this environment it behoves a conscientious developer to think carefully about consistency checking and error reporting.</text:p>
      <text:p text:style-name="P15">In this context, consistency checking means ensuring that we have all the required data ready before we start making calls into AWS to achieve our objectives. Furthermore, we should make reasonable attempts to check that our data is in good shape and doesn’t include any obvious errors. For example if we want to access an AWS server which requires an AWS instance ID and a valid license file then we should check that we have a valid instance ID and a valid license file before we start making calls into AWS. This allows us to report simple meaningful error messages rather than blindly forwarding AWS messages and hoping our user can figure them out. It also helps our system to “fail fast” rather than leaving the user waiting until we report a predictable failure from AWS.</text:p>
      <text:p text:style-name="P15">We also need to think carefully about error reporting. A user may have expended significant effort to set up and execute an automation run. If this fails they will not want to have to repeat the failure many times to understand the root cause. We need to put the effort in so the <text:span text:style-name="T17">root cause of the failure is clearly reported during the first run. From a practical perspective this means the following three base points need to be addressed.</text:span></text:p>
      <text:p text:style-name="P16">1)<text:tab/>Clear error reporting when our automation fails. We need to point out the underlying cause of the failure, the point in the automation where the failure occurred and the impact of the failure on what has and has not been achieved. This often means that we need to report successful achievement of key parts of the automation. For example if we provision a new environment with three servers and one sever fails we need to report the successful provisioning of two servers as well as the failure of the 3<text:span text:style-name="T1">rd</text:span> server.</text:p>
      <text:p text:style-name="P16">2)<text:tab/>Clear reporting when our automation tests fail. Our automation tests are written to safeguard working functionality. But as the system continuously evolves tests may be inadvertently broken <text:soft-page-break/>months or years after they have been written. This means we need to keep our tests well documented, simple and ensure clear diagnostics are provided when tests fail.</text:p>
      <text:p text:style-name="P16">3)<text:tab/>We need to test automation failures. The code that handles automation failures should not run very often. Therefore its easy to break this code and not become aware of this. This allows a clearly developed error report to suddenly turn into a null pointer exception at line xyz. <text:span text:style-name="T18">This may not be apparent until the actual error occurs many months later. For this reason we need negative tests that validate that an error condition will be correctly reported.</text:span></text:p>
      <text:p text:style-name="P17">Of course there’s nothing really new in these observations and they are not unique to cloud automation. These are simply best practise for any complex software development. However there are a few gotcha’s that we should consider with respect to cloud automation.</text:p>
      <text:p text:style-name="P17">1)<text:tab/>Cloud automation may not be written by professional software developers.</text:p>
      <text:p text:style-name="P17">2)<text:tab/>Cloud automators, <text:span text:style-name="T19">like any developers, </text:span><text:s/>are likely to be under pressure to get things working quickly.</text:p>
      <text:p text:style-name="P17">3)<text:tab/>Cloud automations run in a complex environment which is not always predictable or repeatable. For example the time taken for a network API call can vary significantly depending on what other activities are occurring on the same network or on the targeted server whose services we are requesting.</text:p>
      <text:p text:style-name="P17">These factors make it possible or even likely that automation teams will deviate from best practises and allow the build up of technical debt. <text:span text:style-name="T24">Thos can occur </text:span>as error reporting and testing are considered a lower priority than delivering new functionality. <text:span text:style-name="T19">The complexity and continuous evolution of cloud automation systems often force a very high price for taking such shortcuts. This can include cancellation of entire systems because the technical debt becomes so high that the creation of additional features in predictable and sensible timeframes becomes impossible.</text:span></text:p>
      <text:p text:style-name="P18">To avoid these unpleasant and expensive scenarios techniques such as test driven development, continuous automated testing and making the “fixing of outstanding issues” an equal or higher priority than adding additional functionality need to be fundamental to the building of a successful automation team. Only then can we create automation designs and implementations that evolve gracefully over time and continue to meet the changing requirements of their users.</text:p>
      <text:h text:style-name="P42" text:outline-level="1"><text:bookmark-start text:name="__RefHeading___Toc410_1788343625"/>Putting It All Together<text:bookmark-end text:name="__RefHeading___Toc410_1788343625"/></text:h>
      <text:p text:style-name="P18">So now I have my own modest automation system. This has been created by respecting the above opinions. <text:span text:style-name="T20">It’s development has taught me new skills and has reenforced and enhanced my view on best practise for software development generally as well as specifics for cloud automation.</text:span></text:p>
      <text:p text:style-name="P19">The downside of this is that each new feature does take time to add in. It needs to be well designed to fit into the existing framework, which may also need to be modified to accept it. Tests need to be created ideally before development and where this is not possible then during or immediately after development. Error reporting needs to be carefully considered as an essential part of the delivery and automated tests need to be created to ensure that error reporting will continue to function in the future. All of these things take time and effort.</text:p>
      <text:p text:style-name="P19">The upside is that developer productivity improves over time. As we build sophistication and power into the automation system, new requirements become easier and quicker to implement. <text:soft-page-break/>Furthermore our extensive test system allows us to experiment by making fundamental changes to the way our automation works. If these are successful, we can see this from the test results and progress accordingly. If large numbers of unexpected failures occur we need to roll the changes back and consider our design again. This allows us to continuously evolve our designs as our user requirements change.</text:p>
      <text:p text:style-name="P19">These benefits are not being discussed from an academic perspective. These are changes I have seen and documented over the two year development of my own system. <text:span text:style-name="T21">The benefits of these changes help me and encourage me to enhance and update my system as I come up with new ideas which are interesting and beneficial to code. For example, my core system has been under development for <text:s/>over two years. However an addition to my system to provision and automate security scans was delivered in a matter of weeks by building on and adapting my core system to meet the new challenge.</text:span></text:p>
      <text:h text:style-name="P43" text:outline-level="1"><text:bookmark-start text:name="__RefHeading___Toc366_51228811"/>The Joys of Cloud Automation<text:bookmark-end text:name="__RefHeading___Toc366_51228811"/></text:h>
      <text:p text:style-name="P20">So why do I thing it’s fun to spend my spare time coding cloud automations and why am I writing this article?</text:p>
      <text:p text:style-name="P20">Non-trivial cloud automations tend to be complex beasts requiring a range of development skills. My own modest automations involve Java, Groovy, Gradle, Spock, Shell scripts, Chef scripts and many calls into the extensive AWS API’s. We are often trying to automate components that were not designed to be automated or that do not simplify the automations we want to achieve. We are working in a complex environment which is not always predictable or repeatable <text:span text:style-name="T22">and we are often dealing with interacting parallel processes. This all makes cloud automations very challenging.</text:span></text:p>
      <text:p text:style-name="P21">Perhaps fortunately, there is a profound delight in making cloud automations work predictably and repeatedly. We often start with a challenge which could take hours or days as a manual exercise and be almost impossible to accurately reproduce even a few months later. This challenge can not only be met, but it can be reduced to a simple command which can be executed at any point in the future by someone who is unfamiliar with the complexity of the underlying automated systems. In a nutshell, I guess that’s what software development has always been abou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ohit Devanagari1" svg:font-family="'Lohit Devanagari'"/>
    <style:font-face style:name="Menlo" svg:font-family="Menlo"/>
    <style:font-face style:name="Liberation Mono" svg:font-family="'Liberation Mono'" style:font-family-generic="modern" style:font-pitch="fixed"/>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01T10:26:14.901494953</meta:creation-date>
    <dc:date>2020-04-17T19:37:28.133235463</dc:date>
    <meta:editing-duration>PT11H5M3S</meta:editing-duration>
    <meta:editing-cycles>26</meta:editing-cycles>
    <meta:generator>LibreOffice/6.3.5.2$MacOSX_X86_64 LibreOffice_project/dd0751754f11728f69b42ee2af66670068624673</meta:generator>
    <meta:document-statistic meta:table-count="0" meta:image-count="0" meta:object-count="0" meta:page-count="8" meta:paragraph-count="100" meta:word-count="3558" meta:character-count="21617" meta:non-whitespace-character-count="18111"/>
  </office:meta>
</office:document-meta>
</file>